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ESTADOS/ALFABETO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=’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+’</text:p>
          </table:table-cell>
          <table:table-cell office:value-type="string" calcext:value-type="string">
            <text:p>'-’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qo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q7</text:p>
          </table:table-cell>
          <table:table-cell table:number-columns-repeated="1003"/>
        </table:table-row>
        <table:table-row table:style-name="ro1">
          <table:table-cell table:number-columns-repeated="4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q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12"/>
          <table:table-cell office:value-type="string" calcext:value-type="string">
            <text:p>q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12"/>
          <table:table-cell office:value-type="string" calcext:value-type="string">
            <text:p>q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19"/>
          <table:table-cell office:value-type="string" calcext:value-type="string">
            <text:p>q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09:58:52.08377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24:41.032270944</meta:creation-date>
    <dc:date>2019-04-29T17:22:26.921468253</dc:date>
    <meta:editing-duration>PT6H19M10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